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  <style:text-properties officeooo:rsid="000e99f1" officeooo:paragraph-rsid="000e99f1"/>
    </style:style>
    <style:style style:name="P2" style:family="paragraph" style:parent-style-name="Text_20_body">
      <style:text-properties officeooo:paragraph-rsid="00117649"/>
    </style:style>
    <style:style style:name="P3" style:family="paragraph" style:parent-style-name="Text_20_body">
      <style:text-properties officeooo:paragraph-rsid="00246750"/>
    </style:style>
    <style:style style:name="P4" style:family="paragraph" style:parent-style-name="Text_20_body">
      <style:text-properties officeooo:rsid="0026f2bf" officeooo:paragraph-rsid="0026f2bf"/>
    </style:style>
    <style:style style:name="P5" style:family="paragraph" style:parent-style-name="Heading_20_1">
      <style:text-properties fo:font-size="22pt" officeooo:rsid="001330b5" officeooo:paragraph-rsid="001330b5" style:font-size-asian="18pt" style:font-size-complex="18pt"/>
    </style:style>
    <style:style style:name="P6" style:family="paragraph" style:parent-style-name="Heading_20_1">
      <style:text-properties fo:font-size="22pt" officeooo:rsid="00142fb6" officeooo:paragraph-rsid="00142fb6" style:font-size-asian="18pt" style:font-size-complex="18pt"/>
    </style:style>
    <style:style style:name="P7" style:family="paragraph" style:parent-style-name="Heading_20_1">
      <style:text-properties officeooo:rsid="000e99f1" officeooo:paragraph-rsid="0016c5d7"/>
    </style:style>
    <style:style style:name="P8" style:family="paragraph" style:parent-style-name="Heading_20_1">
      <style:paragraph-properties fo:break-before="page"/>
      <style:text-properties officeooo:rsid="000e99f1" officeooo:paragraph-rsid="0016c5d7"/>
    </style:style>
    <style:style style:name="P9" style:family="paragraph" style:parent-style-name="Heading_20_1">
      <style:paragraph-properties fo:break-before="page"/>
      <style:text-properties officeooo:rsid="000e99f1" officeooo:paragraph-rsid="00246750"/>
    </style:style>
    <style:style style:name="P10" style:family="paragraph" style:parent-style-name="Heading_20_1">
      <style:paragraph-properties fo:break-before="page"/>
      <style:text-properties officeooo:rsid="000e99f1" officeooo:paragraph-rsid="00288bb2"/>
    </style:style>
    <style:style style:name="P11" style:family="paragraph" style:parent-style-name="Heading_20_1">
      <style:text-properties officeooo:rsid="001f5116" officeooo:paragraph-rsid="001f5116"/>
    </style:style>
    <style:style style:name="P12" style:family="paragraph" style:parent-style-name="Heading_20_1">
      <style:text-properties officeooo:paragraph-rsid="001f56e4"/>
    </style:style>
    <style:style style:name="P13" style:family="paragraph" style:parent-style-name="Heading_20_1">
      <style:text-properties officeooo:rsid="001f56e4" officeooo:paragraph-rsid="001f56e4"/>
    </style:style>
    <style:style style:name="P14" style:family="paragraph" style:parent-style-name="Heading_20_1">
      <style:text-properties officeooo:rsid="00288bb2" officeooo:paragraph-rsid="00288bb2"/>
    </style:style>
    <style:style style:name="P15" style:family="paragraph" style:parent-style-name="Heading_20_1">
      <style:text-properties officeooo:rsid="0029b92a" officeooo:paragraph-rsid="0029b92a"/>
    </style:style>
    <style:style style:name="P16" style:family="paragraph" style:parent-style-name="Heading_20_2">
      <style:text-properties officeooo:rsid="00117649" officeooo:paragraph-rsid="00117649"/>
    </style:style>
    <style:style style:name="P17" style:family="paragraph" style:parent-style-name="Heading_20_2">
      <style:text-properties officeooo:rsid="001b3a86" officeooo:paragraph-rsid="001b3a86"/>
    </style:style>
    <style:style style:name="P18" style:family="paragraph" style:parent-style-name="Text_20_body" style:list-style-name="L1">
      <style:text-properties fo:font-size="18pt" officeooo:rsid="00142fb6" officeooo:paragraph-rsid="00142fb6" style:font-size-asian="18pt" style:font-size-complex="18pt"/>
    </style:style>
    <style:style style:name="P19" style:family="paragraph" style:parent-style-name="Text_20_body">
      <style:text-properties fo:font-size="18pt" style:font-size-asian="18pt" style:font-size-complex="18pt"/>
    </style:style>
    <style:style style:name="P20" style:family="paragraph" style:parent-style-name="Text_20_body">
      <style:text-properties fo:font-size="18pt" officeooo:rsid="00288bb2" officeooo:paragraph-rsid="00288bb2" style:font-size-asian="18pt" style:font-size-complex="18pt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top="0in" fo:margin-bottom="0in" style:contextual-spacing="false"/>
      <style:text-properties officeooo:rsid="000e99f1" officeooo:paragraph-rsid="000e99f1"/>
    </style:style>
    <style:style style:name="P23" style:family="paragraph" style:parent-style-name="Text_20_body" style:list-style-name="L3">
      <style:text-properties officeooo:rsid="00117649" officeooo:paragraph-rsid="00117649"/>
    </style:style>
    <style:style style:name="P24" style:family="paragraph" style:parent-style-name="Text_20_body" style:list-style-name="L4">
      <style:text-properties officeooo:rsid="00187100" officeooo:paragraph-rsid="00187100"/>
    </style:style>
    <style:style style:name="P25" style:family="paragraph" style:parent-style-name="Text_20_body" style:list-style-name="L5">
      <style:text-properties officeooo:rsid="001a79f1" officeooo:paragraph-rsid="001a79f1"/>
    </style:style>
    <style:style style:name="P26" style:family="paragraph" style:parent-style-name="Text_20_body" style:list-style-name="L6">
      <style:text-properties officeooo:rsid="001b3a86" officeooo:paragraph-rsid="001b3a86"/>
    </style:style>
    <style:style style:name="P27" style:family="paragraph" style:parent-style-name="Text_20_body" style:list-style-name="L6">
      <style:text-properties officeooo:rsid="001b3a86" officeooo:paragraph-rsid="001cb8cf"/>
    </style:style>
    <style:style style:name="P28" style:family="paragraph" style:parent-style-name="Text_20_body" style:list-style-name="L6">
      <style:text-properties officeooo:rsid="001cb8cf" officeooo:paragraph-rsid="001cb8cf"/>
    </style:style>
    <style:style style:name="P29" style:family="paragraph" style:parent-style-name="Text_20_body" style:list-style-name="L7">
      <style:text-properties officeooo:rsid="001f5116" officeooo:paragraph-rsid="001f5116"/>
    </style:style>
    <style:style style:name="P30" style:family="paragraph" style:parent-style-name="Text_20_body" style:list-style-name="L8">
      <style:text-properties fo:font-style="normal" officeooo:rsid="001f56e4" officeooo:paragraph-rsid="001f56e4" style:font-style-asian="normal" style:font-style-complex="normal"/>
    </style:style>
    <style:style style:name="P31" style:family="paragraph" style:parent-style-name="Text_20_body" style:list-style-name="L9">
      <style:text-properties fo:font-style="italic" officeooo:rsid="001f56e4" officeooo:paragraph-rsid="001f56e4" style:font-style-asian="italic" style:font-style-complex="italic"/>
    </style:style>
    <style:style style:name="P32" style:family="paragraph" style:parent-style-name="Text_20_body" style:list-style-name="L9">
      <style:text-properties fo:font-style="italic" officeooo:rsid="00200c9f" officeooo:paragraph-rsid="00200c9f" style:font-style-asian="italic" style:font-style-complex="italic"/>
    </style:style>
    <style:style style:name="P33" style:family="paragraph" style:parent-style-name="Text_20_body">
      <style:text-properties fo:font-size="16pt" fo:font-style="italic" officeooo:rsid="0026f2bf" officeooo:paragraph-rsid="0026f2bf" style:font-size-asian="18pt" style:font-style-asian="italic" style:font-size-complex="18pt" style:font-style-complex="italic"/>
    </style:style>
    <style:style style:name="P34" style:family="paragraph" style:parent-style-name="Text_20_body">
      <style:text-properties officeooo:paragraph-rsid="00288bb2"/>
    </style:style>
    <style:style style:name="P35" style:family="paragraph" style:parent-style-name="Text_20_body">
      <style:text-properties officeooo:rsid="00288bb2" officeooo:paragraph-rsid="00288bb2"/>
    </style:style>
    <style:style style:name="P36" style:family="paragraph" style:parent-style-name="Text_20_body">
      <style:text-properties officeooo:rsid="0029b92a" officeooo:paragraph-rsid="0029b92a"/>
    </style:style>
    <style:style style:name="P37" style:family="paragraph" style:parent-style-name="Text_20_body">
      <style:paragraph-properties fo:break-before="page"/>
      <style:text-properties officeooo:rsid="0029b92a" officeooo:paragraph-rsid="0029b92a"/>
    </style:style>
    <style:style style:name="P38" style:family="paragraph" style:parent-style-name="Text_20_body">
      <style:text-properties officeooo:rsid="002aee80" officeooo:paragraph-rsid="002aee80"/>
    </style:style>
    <style:style style:name="T1" style:family="text">
      <style:text-properties fo:font-size="22pt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22pt" officeooo:rsid="00187100" style:font-size-asian="18pt" style:font-size-complex="18pt"/>
    </style:style>
    <style:style style:name="T4" style:family="text">
      <style:text-properties fo:font-size="22pt" fo:font-style="italic" style:font-size-asian="18pt" style:font-style-asian="italic" style:font-size-complex="18pt" style:font-style-complex="italic"/>
    </style:style>
    <style:style style:name="T5" style:family="text">
      <style:text-properties fo:font-size="22pt" fo:font-style="italic" officeooo:rsid="00187100" style:font-size-asian="18pt" style:font-style-asian="italic" style:font-size-complex="18pt" style:font-style-complex="italic"/>
    </style:style>
    <style:style style:name="T6" style:family="text">
      <style:text-properties fo:font-size="22pt" officeooo:rsid="00288bb2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16pt" officeooo:rsid="00119889" style:font-size-asian="18pt" style:font-size-complex="18pt"/>
    </style:style>
    <style:style style:name="T9" style:family="text">
      <style:text-properties fo:font-size="16pt" fo:font-style="italic" style:font-size-asian="18pt" style:font-style-asian="italic" style:font-size-complex="18pt" style:font-style-complex="italic"/>
    </style:style>
    <style:style style:name="T10" style:family="text">
      <style:text-properties fo:font-size="16pt" fo:font-style="italic" officeooo:rsid="0016c5d7" style:font-size-asian="18pt" style:font-style-asian="italic" style:font-size-complex="18pt" style:font-style-complex="italic"/>
    </style:style>
    <style:style style:name="T11" style:family="text">
      <style:text-properties fo:font-size="16pt" fo:font-style="italic" officeooo:rsid="00119889" style:font-size-asian="18pt" style:font-style-asian="italic" style:font-size-complex="18pt" style:font-style-complex="italic"/>
    </style:style>
    <style:style style:name="T12" style:family="text">
      <style:text-properties fo:font-size="16pt" fo:font-style="italic" officeooo:rsid="000e99f1" style:font-size-asian="18pt" style:font-style-asian="italic" style:font-size-complex="18pt" style:font-style-complex="italic"/>
    </style:style>
    <style:style style:name="T13" style:family="text">
      <style:text-properties officeooo:rsid="001f56e4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f56e4" style:font-style-asian="italic" style:font-style-complex="italic"/>
    </style:style>
    <style:style style:name="T16" style:family="text">
      <style:text-properties officeooo:rsid="00119889"/>
    </style:style>
    <style:style style:name="T17" style:family="text">
      <style:text-properties officeooo:rsid="0016c5d7"/>
    </style:style>
    <style:style style:name="T18" style:family="text">
      <style:text-properties officeooo:rsid="00288b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gocjacja I zarządzanie konfliktem</text:p>
      <text:h text:style-name="P5" text:outline-level="1">Zaliczenie: ocena z testu</text:h>
      <text:h text:style-name="P6" text:outline-level="1">Spis tematów:</text:h>
      <text:list text:style-name="L1">
        <text:list-header>
          <text:p text:style-name="P18">Wprowadzenie do przedmiotu</text:p>
        </text:list-header>
        <text:list-item>
          <text:p text:style-name="P18">Znaczenie negocjacji w pracy menedżera</text:p>
        </text:list-item>
        <text:list-item>
          <text:p text:style-name="P18">Style negocjaci – przykłady praktyczne</text:p>
        </text:list-item>
        <text:list-item>
          <text:p text:style-name="P18">Zadasy negocjaci – przykłady praktyczne</text:p>
        </text:list-item>
        <text:list-item>
          <text:p text:style-name="P18">Analizowanie I planowanie negocjacji w organizacjach. Asertywność.</text:p>
        </text:list-item>
        <text:list-item>
          <text:p text:style-name="P18">Diagnazowanie I analizowanie situacji konfliktowych w organizacjach.</text:p>
        </text:list-item>
      </text:list>
      <text:h text:style-name="P7" text:outline-level="1"><text:span text:style-name="T2">Wprowadzenie do przedmiotu: <text:s text:c="3"/></text:span><text:span text:style-name="T7">(</text:span><text:span text:style-name="T8">11:50am-13:20pm </text:span><text:span text:style-name="T9">22/2/2024</text:span><text:span text:style-name="T7">)</text:span></text:h>
      <text:h text:style-name="Heading_20_2" text:outline-level="2">Bariery komunikacji:</text:h>
      <text:list text:style-name="L2">
        <text:list-item>
          <text:p text:style-name="P22">Interperosnalne</text:p>
        </text:list-item>
        <text:list-item>
          <text:p text:style-name="P22">Indywidualna percepcja</text:p>
        </text:list-item>
        <text:list-item>
          <text:p text:style-name="P22">Brak asertywności</text:p>
        </text:list-item>
        <text:list-item>
          <text:p text:style-name="P22">Stereotypy</text:p>
        </text:list-item>
        <text:list-item>
          <text:p text:style-name="P22">Filtrowanie</text:p>
        </text:list-item>
        <text:list-item>
          <text:p text:style-name="P21">Brak zaufania</text:p>
        </text:list-item>
      </text:list>
      <text:h text:style-name="P16" text:outline-level="2">Bariery wynikający z braku:</text:h>
      <text:list text:style-name="L3">
        <text:list-item>
          <text:p text:style-name="P23">Świadomości w umiętności komunikatywnych</text:p>
        </text:list-item>
        <text:list-item>
          <text:p text:style-name="P23">Selektywne słuchanie</text:p>
        </text:list-item>
        <text:list-item>
          <text:p text:style-name="P23">Brak zrozumienia niewerbalnej</text:p>
        </text:list-item>
      </text:list>
      <text:p text:style-name="P2"/>
      <text:h text:style-name="P8" text:outline-level="1"><text:span text:style-name="T3">Style negocjacji</text:span><text:span text:style-name="T2">: <text:s text:c="3"/></text:span><text:span text:style-name="T7">(</text:span><text:span text:style-name="T8">11:50am-13:20pm </text:span><text:span text:style-name="T9">2</text:span><text:span text:style-name="T10">9</text:span><text:span text:style-name="T9">/2/2024</text:span><text:span text:style-name="T7">)</text:span></text:h>
      <text:h text:style-name="Heading_20_2" text:outline-level="2">Pytanie do wykładu</text:h>
      <text:list text:style-name="L4">
        <text:list-item>
          <text:p text:style-name="P24">Co to są negocjacje?</text:p>
        </text:list-item>
        <text:list-item>
          <text:p text:style-name="P24">Jakie znasz <text:s/>style negocjacji</text:p>
        </text:list-item>
        <text:list-item>
          <text:p text:style-name="P24">Co to znaczy stył niękki w negocjacji?</text:p>
        </text:list-item>
        <text:list-item>
          <text:p text:style-name="P24">Co to znaczy stył twardy negocjacji?</text:p>
        </text:list-item>
        <text:list-item>
          <text:p text:style-name="P24">Co to znaczy stył oparty na zasadach w negocjacji?</text:p>
        </text:list-item>
        <text:list-item>
          <text:p text:style-name="P24">Jakie znasz etapy prowadzenia negocjacji</text:p>
        </text:list-item>
        <text:list-item>
          <text:p text:style-name="P24">Co to znaczy trudna sytuacja w negocjacjach</text:p>
        </text:list-item>
        <text:list-item>
          <text:p text:style-name="P24">Zalecane podejście do konfliktu</text:p>
        </text:list-item>
      </text:list>
      <text:h text:style-name="Heading_20_2" text:outline-level="2">Defenicja negocjacji</text:h>
      <text:list text:style-name="L5">
        <text:list-item>
          <text:p text:style-name="P25">Łac negotium – interes</text:p>
        </text:list-item>
        <text:list-item>
          <text:p text:style-name="P25">To negitiatie – prowadzenie rozmowy w celu doprowaczenia do kompromisu przez uzgodnienia</text:p>
        </text:list-item>
        <text:list-item>
          <text:p text:style-name="P25">Powszechna def. Proces komunikowania się stron, gdy oczekują one, że porozumenie może zapewnić większe korzyści, niż działanie bez porozumienia, na właśną rękę czy wbrew sobie nawzajem.</text:p>
        </text:list-item>
        <text:list-item>
          <text:p text:style-name="P25">Głownym założeniem negocjacji jest konstuktywne porozumiewania się. Negocjacje są pewną alternatywą w rozwiązywaniu problemów.</text:p>
        </text:list-item>
        <text:list-item>
          <text:p text:style-name="P25">Negocjacja to jedna z form komunikowania się w celu wypracowania wspólnej decyzji, dającej korzyści oby stronom. Celem negocjacji jest usatysfakcjinowanie obu stron, </text:p>
          <text:p text:style-name="P25">a nie zadowolenie tylko jednej strony kosztem drugiej</text:p>
        </text:list-item>
      </text:list>
      <text:h text:style-name="P17" text:outline-level="2">Style negocjacji:</text:h>
      <text:list text:style-name="L6">
        <text:list-item>
          <text:p text:style-name="P26">Miekki: uczestnicy są przyjaciółmi</text:p>
          <text:list>
            <text:list-item>
              <text:p text:style-name="P28">Celem jest porozumienie</text:p>
            </text:list-item>
          </text:list>
        </text:list-item>
        <text:list-item>
          <text:p text:style-name="P26">Twardy: uczestnicy są przeciwkami</text:p>
          <text:list>
            <text:list-item>
              <text:p text:style-name="P28">Celem jest zwyciąźanie</text:p>
            </text:list-item>
          </text:list>
        </text:list-item>
        <text:list-item>
          <text:p text:style-name="P27">Oparty na zasadach: uczestnicy rozwiązują problem</text:p>
          <text:list>
            <text:list-item>
              <text:p text:style-name="P28">Celem jest mądry wynik osiągnięty efektywnie i polubownie</text:p>
            </text:list-item>
          </text:list>
        </text:list-item>
      </text:list>
      <text:h text:style-name="P11" text:outline-level="1"><text:soft-page-break/>Czym jest komunikacja międzynarodowa?</text:h>
      <text:list text:style-name="L7">
        <text:list-item>
          <text:p text:style-name="P29">Kontakty instytucji należących do różnych kultur narodowych</text:p>
        </text:list-item>
        <text:list-item>
          <text:p text:style-name="P29">Jej celem jest wpływ na politykę, gospodarkę i obronność</text:p>
        </text:list-item>
        <text:list-item>
          <text:p text:style-name="P29">Polega na kontaktach instytucji należących do różnych kultur narodowych np rządy</text:p>
        </text:list-item>
      </text:list>
      <text:h text:style-name="P12" text:outline-level="1"><text:span text:style-name="T13">Miedzykulturowe zachowania w biznese (</text:span><text:span text:style-name="T15">Polska):</text:span></text:h>
      <text:list text:style-name="L8">
        <text:list-item>
          <text:p text:style-name="P30">Umiarkowe propartnerska </text:p>
        </text:list-item>
        <text:list-item>
          <text:p text:style-name="P30">Ceremonialna</text:p>
        </text:list-item>
        <text:list-item>
          <text:p text:style-name="P30">Polichroniczna </text:p>
        </text:list-item>
        <text:list-item>
          <text:p text:style-name="P30">Niestala ekspresywność</text:p>
        </text:list-item>
      </text:list>
      <text:h text:style-name="P13" text:outline-level="1">Zwyczaje w biznesie (<text:span text:style-name="T14">Polska):</text:span></text:h>
      <text:list text:style-name="L9">
        <text:list-item>
          <text:p text:style-name="P31"><text:s/>Płynny język angielski.</text:p>
        </text:list-item>
        <text:list-item>
          <text:p text:style-name="P31">Otwarci, łatwo nawiązują bliższy kontakt.</text:p>
        </text:list-item>
        <text:list-item>
          <text:p text:style-name="P31">Spotkania traktują jako miejsce rozwiązywania problemów.</text:p>
        </text:list-item>
        <text:list-item>
          <text:p text:style-name="P31">Punktualność.</text:p>
        </text:list-item>
        <text:list-item>
          <text:p text:style-name="P31">Odbieranie telefonów podczas spotkań – niegrzeczne.</text:p>
        </text:list-item>
        <text:list-item>
          <text:p text:style-name="P31">Wysoki poziom kultury wobec kobiet.</text:p>
        </text:list-item>
        <text:list-item>
          <text:p text:style-name="P32">Poza sprawami biznesowymi – relaks, wspólne spędzanie czasu, umiarkowana głośność</text:p>
        </text:list-item>
        <text:list-item>
          <text:p text:style-name="P32">Pierwsze spotkanie – powściągliwość; kolejne – bardziej wylewni.</text:p>
        </text:list-item>
        <text:list-item>
          <text:p text:style-name="P32">Ubiór; meżczyzmni – garnitur i krawat; kobiety – suknia lub kostium.</text:p>
        </text:list-item>
      </text:list>
      <text:h text:style-name="P9" text:outline-level="1"><text:span text:style-name="T5">Style negocjacji</text:span><text:span text:style-name="T4">: <text:s text:c="3"/></text:span><text:span text:style-name="T9">(</text:span><text:span text:style-name="T11">11:50am-13:20pm </text:span><text:span text:style-name="T9">2</text:span><text:span text:style-name="T10">9</text:span><text:span text:style-name="T9">/2/2024):</text:span></text:h>
      <text:p text:style-name="P3"><text:span text:style-name="T12"/></text:p>
      <text:p text:style-name="P4"><text:span text:style-name="T12">A</text:span><text:span text:style-name="T9">sertywny</text:span></text:p>
      <text:p text:style-name="P33">Agresywny</text:p>
      <text:p text:style-name="P33">Manipulacyjny</text:p>
      <text:p text:style-name="P33"/>
      <text:h text:style-name="P10" text:outline-level="1"><text:span text:style-name="T6">Niegocjacje jujitsu</text:span><text:span text:style-name="T1">: <text:s text:c="3"/></text:span>(<text:span text:style-name="T16">11:50am-13:20pm </text:span>2<text:span text:style-name="T17">9</text:span>/2/2024):</text:h>
      <text:p text:style-name="P34"/>
      <text:p text:style-name="P35">Nie broń swoich pomysłów zaproś do krytyki i rady.</text:p>
      <text:p text:style-name="P35">Skierowanie krytycyzmu w konstruktywnym kierunku jest odwrócenie sytuacji o poprosenie ich o radę.</text:p>
      <text:p text:style-name="P35">Zamień atak na ciebie w atak naproblem</text:p>
      <text:p text:style-name="P35">Zadawaj pytania i czekaj</text:p>
      <text:p text:style-name="P35"/>
      <text:h text:style-name="P14" text:outline-level="1">Proceduta jednego tekstiu</text:h>
      <text:p text:style-name="P19">Wystepuje trzecia strona np. Wspor<text:span text:style-name="T18">z</text:span>e <text:span text:style-name="T18">o budowie o budowę domu architekt </text:span></text:p>
      <text:p text:style-name="P20">Otrzymuje q</text:p>
      <text:p text:style-name="P20"/>
      <text:p text:style-name="P20"/>
      <text:p text:style-name="P20"/>
      <text:h text:style-name="P15" text:outline-level="1">Składnianie ich od</text:h>
      <text:p text:style-name="P37">Druga strona nie traci twarzy słowa </text:p>
      <text:p text:style-name="P36">Docenuamy co pani dla nas zrobiła </text:p>
      <text:p text:style-name="P36">Dla nas ważna jest uczciwość chcielibyśmy rozwiązać tren spór na podstawie zsadyd a nie samolubnych interesów i siły</text:p>
      <text:p text:style-name="P36">Zaufane to osobne kwestia </text:p>
      <text:p text:style-name="P36">czy mogę zadać kilka pytań aby sprawdzić czy posiadanie przeze mnie informacje są prawdziwe</text:p>
      <text:p text:style-name="P36">Jaka zasada leży u podstaw twouc działań</text:p>
      <text:p text:style-name="P38">Skłanianie ich do gry</text:p>
      <text:p text:style-name="P38">Pozwól mi przekonać się czy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0e99f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8pt" fo:font-weight="bold" officeooo:rsid="000e99f1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299in" fo:margin-bottom="0.3299in" fo:margin-left="0.3in" fo:margin-right="0.32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2:16:00.573226021</meta:creation-date>
    <meta:generator>LibreOffice/24.2.2.2$Linux_X86_64 LibreOffice_project/420$Build-2</meta:generator>
    <dc:date>2024-04-11T12:37:57.329811618</dc:date>
    <meta:editing-duration>P1DT3H11M52S</meta:editing-duration>
    <meta:editing-cycles>23</meta:editing-cycles>
    <meta:document-statistic meta:table-count="0" meta:image-count="0" meta:object-count="0" meta:page-count="6" meta:paragraph-count="85" meta:word-count="510" meta:character-count="3618" meta:non-whitespace-character-count="3211"/>
  </office:meta>
</office:document-meta>
</file>